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99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0"/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lgorithm</text:p>
          </table:table-cell>
          <table:table-cell table:style-name="ce1" office:value-type="string" calcext:value-type="string" table:number-columns-spanned="1" table:number-rows-spanned="2">
            <text:p><text:s/># Threads</text:p>
          </table:table-cell>
          <table:table-cell table:style-name="ce6" office:value-type="string" calcext:value-type="string" table:number-columns-spanned="20" table:number-rows-spanned="1">
            <text:p><text:s/>Execution Time (in seconds)</text:p>
          </table:table-cell>
          <table:covered-table-cell table:number-columns-repeated="9" table:style-name="ce1"/>
          <table:covered-table-cell table:number-columns-repeated="2" table:style-name="ce8"/>
          <table:covered-table-cell table:number-columns-repeated="8" table:style-name="ce10"/>
          <table:table-cell table:style-name="ce1" office:value-type="string" calcext:value-type="string" table:number-columns-spanned="1" table:number-rows-spanned="2">
            <text:p>Average</text:p>
          </table:table-cell>
          <table:table-cell table:style-name="ce1" office:value-type="string" calcext:value-type="string" table:number-columns-spanned="1" table:number-rows-spanned="2">
            <text:p>S. Deviation</text:p>
          </table:table-cell>
          <table:table-cell table:style-name="ce10" table:number-columns-repeated="1000"/>
        </table:table-row>
        <table:table-row table:style-name="ro1">
          <table:covered-table-cell table:number-columns-repeated="2"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covered-table-cell table:number-columns-repeated="2" table:style-name="ce1"/>
          <table:table-cell table:style-name="ce10" table:number-columns-repeated="1000"/>
        </table:table-row>
        <table:table-row table:style-name="ro1">
          <table:table-cell table:style-name="ce2" office:value-type="string" calcext:value-type="string">
            <text:p>miht_mic</text:p>
          </table:table-cell>
          <table:table-cell office:value-type="float" office:value="1" calcext:value-type="float">
            <text:p>1</text:p>
          </table:table-cell>
          <table:table-cell office:value-type="float" office:value="25.463677" calcext:value-type="float">
            <text:p>25.463677</text:p>
          </table:table-cell>
          <table:table-cell office:value-type="float" office:value="26.144985" calcext:value-type="float">
            <text:p>26.144985</text:p>
          </table:table-cell>
          <table:table-cell office:value-type="float" office:value="25.697585" calcext:value-type="float">
            <text:p>25.697585</text:p>
          </table:table-cell>
          <table:table-cell office:value-type="float" office:value="25.376723" calcext:value-type="float">
            <text:p>25.376723</text:p>
          </table:table-cell>
          <table:table-cell office:value-type="float" office:value="25.547919" calcext:value-type="float">
            <text:p>25.547919</text:p>
          </table:table-cell>
          <table:table-cell office:value-type="float" office:value="25.984128" calcext:value-type="float">
            <text:p>25.984128</text:p>
          </table:table-cell>
          <table:table-cell office:value-type="float" office:value="25.466482" calcext:value-type="float">
            <text:p>25.466482</text:p>
          </table:table-cell>
          <table:table-cell office:value-type="float" office:value="26.038954" calcext:value-type="float">
            <text:p>26.038954</text:p>
          </table:table-cell>
          <table:table-cell office:value-type="float" office:value="26.080782" calcext:value-type="float">
            <text:p>26.080782</text:p>
          </table:table-cell>
          <table:table-cell office:value-type="float" office:value="26.081554" calcext:value-type="float">
            <text:p>26.081554</text:p>
          </table:table-cell>
          <table:table-cell office:value-type="float" office:value="25.550257" calcext:value-type="float">
            <text:p>25.550257</text:p>
          </table:table-cell>
          <table:table-cell office:value-type="float" office:value="25.486839" calcext:value-type="float">
            <text:p>25.486839</text:p>
          </table:table-cell>
          <table:table-cell office:value-type="float" office:value="26.157095" calcext:value-type="float">
            <text:p>26.157095</text:p>
          </table:table-cell>
          <table:table-cell office:value-type="float" office:value="25.742739" calcext:value-type="float">
            <text:p>25.742739</text:p>
          </table:table-cell>
          <table:table-cell office:value-type="float" office:value="26.066167" calcext:value-type="float">
            <text:p>26.066167</text:p>
          </table:table-cell>
          <table:table-cell office:value-type="float" office:value="26.135388" calcext:value-type="float">
            <text:p>26.135388</text:p>
          </table:table-cell>
          <table:table-cell office:value-type="float" office:value="25.508572" calcext:value-type="float">
            <text:p>25.508572</text:p>
          </table:table-cell>
          <table:table-cell office:value-type="float" office:value="26.177751" calcext:value-type="float">
            <text:p>26.177751</text:p>
          </table:table-cell>
          <table:table-cell office:value-type="float" office:value="26.112617" calcext:value-type="float">
            <text:p>26.112617</text:p>
          </table:table-cell>
          <table:table-cell office:value-type="float" office:value="26.094638" calcext:value-type="float">
            <text:p>26.094638</text:p>
          </table:table-cell>
          <table:table-cell table:formula="of:=AVERAGE([.C3:.V3])" office:value-type="float" office:value="25.8457426" calcext:value-type="float">
            <text:p>25.8457426</text:p>
          </table:table-cell>
          <table:table-cell table:formula="of:=STDEV([.C3:.V3])" office:value-type="float" office:value="0.298289758342172" calcext:value-type="float">
            <text:p>0.2982897583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iht_mic_par</text:p>
          </table:table-cell>
          <table:table-cell office:value-type="float" office:value="30" calcext:value-type="float">
            <text:p>30</text:p>
          </table:table-cell>
          <table:table-cell office:value-type="float" office:value="2.796377" calcext:value-type="float">
            <text:p>2.796377</text:p>
          </table:table-cell>
          <table:table-cell office:value-type="float" office:value="3.43158" calcext:value-type="float">
            <text:p>3.43158</text:p>
          </table:table-cell>
          <table:table-cell office:value-type="float" office:value="2.768765" calcext:value-type="float">
            <text:p>2.768765</text:p>
          </table:table-cell>
          <table:table-cell office:value-type="float" office:value="2.205231" calcext:value-type="float">
            <text:p>2.205231</text:p>
          </table:table-cell>
          <table:table-cell office:value-type="float" office:value="2.219109" calcext:value-type="float">
            <text:p>2.219109</text:p>
          </table:table-cell>
          <table:table-cell office:value-type="float" office:value="3.309733" calcext:value-type="float">
            <text:p>3.309733</text:p>
          </table:table-cell>
          <table:table-cell office:value-type="float" office:value="2.882033" calcext:value-type="float">
            <text:p>2.882033</text:p>
          </table:table-cell>
          <table:table-cell office:value-type="float" office:value="3.574858" calcext:value-type="float">
            <text:p>3.574858</text:p>
          </table:table-cell>
          <table:table-cell office:value-type="float" office:value="2.196118" calcext:value-type="float">
            <text:p>2.196118</text:p>
          </table:table-cell>
          <table:table-cell office:value-type="float" office:value="2.759076" calcext:value-type="float">
            <text:p>2.759076</text:p>
          </table:table-cell>
          <table:table-cell office:value-type="float" office:value="2.23477" calcext:value-type="float">
            <text:p>2.23477</text:p>
          </table:table-cell>
          <table:table-cell office:value-type="float" office:value="3.307401" calcext:value-type="float">
            <text:p>3.307401</text:p>
          </table:table-cell>
          <table:table-cell office:value-type="float" office:value="4.131616" calcext:value-type="float">
            <text:p>4.131616</text:p>
          </table:table-cell>
          <table:table-cell office:value-type="float" office:value="2.507199" calcext:value-type="float">
            <text:p>2.507199</text:p>
          </table:table-cell>
          <table:table-cell office:value-type="float" office:value="3.024457" calcext:value-type="float">
            <text:p>3.024457</text:p>
          </table:table-cell>
          <table:table-cell office:value-type="float" office:value="3.077807" calcext:value-type="float">
            <text:p>3.077807</text:p>
          </table:table-cell>
          <table:table-cell office:value-type="float" office:value="3.904087" calcext:value-type="float">
            <text:p>3.904087</text:p>
          </table:table-cell>
          <table:table-cell office:value-type="float" office:value="2.972307" calcext:value-type="float">
            <text:p>2.972307</text:p>
          </table:table-cell>
          <table:table-cell office:value-type="float" office:value="3.908852" calcext:value-type="float">
            <text:p>3.908852</text:p>
          </table:table-cell>
          <table:table-cell office:value-type="float" office:value="2.235841" calcext:value-type="float">
            <text:p>2.235841</text:p>
          </table:table-cell>
          <table:table-cell table:formula="of:=AVERAGE([.C4:.V4])" office:value-type="float" office:value="2.97236085" calcext:value-type="float">
            <text:p>2.97236085</text:p>
          </table:table-cell>
          <table:table-cell table:formula="of:=STDEV([.C4:.V4])" office:value-type="float" office:value="0.610873815932319" calcext:value-type="float">
            <text:p>0.6108738159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iht_mic_par</text:p>
          </table:table-cell>
          <table:table-cell office:value-type="float" office:value="60" calcext:value-type="float">
            <text:p>60</text:p>
          </table:table-cell>
          <table:table-cell office:value-type="float" office:value="3.258108" calcext:value-type="float">
            <text:p>3.258108</text:p>
          </table:table-cell>
          <table:table-cell office:value-type="float" office:value="3.28028" calcext:value-type="float">
            <text:p>3.28028</text:p>
          </table:table-cell>
          <table:table-cell office:value-type="float" office:value="3.036302" calcext:value-type="float">
            <text:p>3.036302</text:p>
          </table:table-cell>
          <table:table-cell office:value-type="float" office:value="2.99792" calcext:value-type="float">
            <text:p>2.99792</text:p>
          </table:table-cell>
          <table:table-cell office:value-type="float" office:value="3.282695" calcext:value-type="float">
            <text:p>3.282695</text:p>
          </table:table-cell>
          <table:table-cell office:value-type="float" office:value="3.187314" calcext:value-type="float">
            <text:p>3.187314</text:p>
          </table:table-cell>
          <table:table-cell office:value-type="float" office:value="3.045703" calcext:value-type="float">
            <text:p>3.045703</text:p>
          </table:table-cell>
          <table:table-cell office:value-type="float" office:value="3.356006" calcext:value-type="float">
            <text:p>3.356006</text:p>
          </table:table-cell>
          <table:table-cell office:value-type="float" office:value="3.120223" calcext:value-type="float">
            <text:p>3.120223</text:p>
          </table:table-cell>
          <table:table-cell office:value-type="float" office:value="3.139401" calcext:value-type="float">
            <text:p>3.139401</text:p>
          </table:table-cell>
          <table:table-cell office:value-type="float" office:value="3.354023" calcext:value-type="float">
            <text:p>3.354023</text:p>
          </table:table-cell>
          <table:table-cell office:value-type="float" office:value="3.013372" calcext:value-type="float">
            <text:p>3.013372</text:p>
          </table:table-cell>
          <table:table-cell office:value-type="float" office:value="3.043573" calcext:value-type="float">
            <text:p>3.043573</text:p>
          </table:table-cell>
          <table:table-cell office:value-type="float" office:value="3.344342" calcext:value-type="float">
            <text:p>3.344342</text:p>
          </table:table-cell>
          <table:table-cell office:value-type="float" office:value="3.222893" calcext:value-type="float">
            <text:p>3.222893</text:p>
          </table:table-cell>
          <table:table-cell office:value-type="float" office:value="3.340394" calcext:value-type="float">
            <text:p>3.340394</text:p>
          </table:table-cell>
          <table:table-cell office:value-type="float" office:value="2.975406" calcext:value-type="float">
            <text:p>2.975406</text:p>
          </table:table-cell>
          <table:table-cell office:value-type="float" office:value="3.258833" calcext:value-type="float">
            <text:p>3.258833</text:p>
          </table:table-cell>
          <table:table-cell office:value-type="float" office:value="3.323352" calcext:value-type="float">
            <text:p>3.323352</text:p>
          </table:table-cell>
          <table:table-cell office:value-type="float" office:value="2.957579" calcext:value-type="float">
            <text:p>2.957579</text:p>
          </table:table-cell>
          <table:table-cell table:formula="of:=AVERAGE([.C5:.V5])" office:value-type="float" office:value="3.17688595" calcext:value-type="float">
            <text:p>3.17688595</text:p>
          </table:table-cell>
          <table:table-cell table:formula="of:=STDEV([.C5:.V5])" office:value-type="float" office:value="0.14215080181512" calcext:value-type="float">
            <text:p>0.1421508018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iht_mic_par</text:p>
          </table:table-cell>
          <table:table-cell office:value-type="float" office:value="90" calcext:value-type="float">
            <text:p>90</text:p>
          </table:table-cell>
          <table:table-cell office:value-type="float" office:value="2.254364" calcext:value-type="float">
            <text:p>2.254364</text:p>
          </table:table-cell>
          <table:table-cell office:value-type="float" office:value="2.068392" calcext:value-type="float">
            <text:p>2.068392</text:p>
          </table:table-cell>
          <table:table-cell office:value-type="float" office:value="2.253539" calcext:value-type="float">
            <text:p>2.253539</text:p>
          </table:table-cell>
          <table:table-cell office:value-type="float" office:value="2.206132" calcext:value-type="float">
            <text:p>2.206132</text:p>
          </table:table-cell>
          <table:table-cell office:value-type="float" office:value="2.213487" calcext:value-type="float">
            <text:p>2.213487</text:p>
          </table:table-cell>
          <table:table-cell office:value-type="float" office:value="2.126089" calcext:value-type="float">
            <text:p>2.126089</text:p>
          </table:table-cell>
          <table:table-cell office:value-type="float" office:value="2.229411" calcext:value-type="float">
            <text:p>2.229411</text:p>
          </table:table-cell>
          <table:table-cell office:value-type="float" office:value="2.280504" calcext:value-type="float">
            <text:p>2.280504</text:p>
          </table:table-cell>
          <table:table-cell office:value-type="float" office:value="2.073318" calcext:value-type="float">
            <text:p>2.073318</text:p>
          </table:table-cell>
          <table:table-cell office:value-type="float" office:value="2.184602" calcext:value-type="float">
            <text:p>2.184602</text:p>
          </table:table-cell>
          <table:table-cell office:value-type="float" office:value="2.070921" calcext:value-type="float">
            <text:p>2.070921</text:p>
          </table:table-cell>
          <table:table-cell office:value-type="float" office:value="2.272623" calcext:value-type="float">
            <text:p>2.272623</text:p>
          </table:table-cell>
          <table:table-cell office:value-type="float" office:value="2.10132" calcext:value-type="float">
            <text:p>2.10132</text:p>
          </table:table-cell>
          <table:table-cell office:value-type="float" office:value="2.07521" calcext:value-type="float">
            <text:p>2.07521</text:p>
          </table:table-cell>
          <table:table-cell office:value-type="float" office:value="2.170114" calcext:value-type="float">
            <text:p>2.170114</text:p>
          </table:table-cell>
          <table:table-cell office:value-type="float" office:value="2.083436" calcext:value-type="float">
            <text:p>2.083436</text:p>
          </table:table-cell>
          <table:table-cell office:value-type="float" office:value="2.231997" calcext:value-type="float">
            <text:p>2.231997</text:p>
          </table:table-cell>
          <table:table-cell office:value-type="float" office:value="2.234256" calcext:value-type="float">
            <text:p>2.234256</text:p>
          </table:table-cell>
          <table:table-cell office:value-type="float" office:value="2.179502" calcext:value-type="float">
            <text:p>2.179502</text:p>
          </table:table-cell>
          <table:table-cell office:value-type="float" office:value="2.157506" calcext:value-type="float">
            <text:p>2.157506</text:p>
          </table:table-cell>
          <table:table-cell table:formula="of:=AVERAGE([.C6:.V6])" office:value-type="float" office:value="2.17333615" calcext:value-type="float">
            <text:p>2.17333615</text:p>
          </table:table-cell>
          <table:table-cell table:formula="of:=STDEV([.C6:.V6])" office:value-type="float" office:value="0.0741216231219977" calcext:value-type="float">
            <text:p>0.0741216231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iht_mic_par</text:p>
          </table:table-cell>
          <table:table-cell office:value-type="float" office:value="120" calcext:value-type="float">
            <text:p>120</text:p>
          </table:table-cell>
          <table:table-cell office:value-type="float" office:value="1.60835" calcext:value-type="float">
            <text:p>1.60835</text:p>
          </table:table-cell>
          <table:table-cell office:value-type="float" office:value="1.605056" calcext:value-type="float">
            <text:p>1.605056</text:p>
          </table:table-cell>
          <table:table-cell office:value-type="float" office:value="1.66131" calcext:value-type="float">
            <text:p>1.66131</text:p>
          </table:table-cell>
          <table:table-cell office:value-type="float" office:value="1.74736" calcext:value-type="float">
            <text:p>1.74736</text:p>
          </table:table-cell>
          <table:table-cell office:value-type="float" office:value="1.774192" calcext:value-type="float">
            <text:p>1.774192</text:p>
          </table:table-cell>
          <table:table-cell office:value-type="float" office:value="1.750142" calcext:value-type="float">
            <text:p>1.750142</text:p>
          </table:table-cell>
          <table:table-cell office:value-type="float" office:value="1.694812" calcext:value-type="float">
            <text:p>1.694812</text:p>
          </table:table-cell>
          <table:table-cell office:value-type="float" office:value="1.686347" calcext:value-type="float">
            <text:p>1.686347</text:p>
          </table:table-cell>
          <table:table-cell office:value-type="float" office:value="1.679861" calcext:value-type="float">
            <text:p>1.679861</text:p>
          </table:table-cell>
          <table:table-cell office:value-type="float" office:value="1.737158" calcext:value-type="float">
            <text:p>1.737158</text:p>
          </table:table-cell>
          <table:table-cell office:value-type="float" office:value="1.608997" calcext:value-type="float">
            <text:p>1.608997</text:p>
          </table:table-cell>
          <table:table-cell office:value-type="float" office:value="1.649566" calcext:value-type="float">
            <text:p>1.649566</text:p>
          </table:table-cell>
          <table:table-cell office:value-type="float" office:value="1.609502" calcext:value-type="float">
            <text:p>1.609502</text:p>
          </table:table-cell>
          <table:table-cell office:value-type="float" office:value="1.645708" calcext:value-type="float">
            <text:p>1.645708</text:p>
          </table:table-cell>
          <table:table-cell office:value-type="float" office:value="1.652002" calcext:value-type="float">
            <text:p>1.652002</text:p>
          </table:table-cell>
          <table:table-cell office:value-type="float" office:value="1.705193" calcext:value-type="float">
            <text:p>1.705193</text:p>
          </table:table-cell>
          <table:table-cell office:value-type="float" office:value="1.744211" calcext:value-type="float">
            <text:p>1.744211</text:p>
          </table:table-cell>
          <table:table-cell office:value-type="float" office:value="1.713302" calcext:value-type="float">
            <text:p>1.713302</text:p>
          </table:table-cell>
          <table:table-cell office:value-type="float" office:value="1.620684" calcext:value-type="float">
            <text:p>1.620684</text:p>
          </table:table-cell>
          <table:table-cell office:value-type="float" office:value="1.771063" calcext:value-type="float">
            <text:p>1.771063</text:p>
          </table:table-cell>
          <table:table-cell table:formula="of:=AVERAGE([.C7:.V7])" office:value-type="float" office:value="1.6832408" calcext:value-type="float">
            <text:p>1.6832408</text:p>
          </table:table-cell>
          <table:table-cell table:formula="of:=STDEV([.C7:.V7])" office:value-type="float" office:value="0.0577293126059708" calcext:value-type="float">
            <text:p>0.0577293126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iht_mic_par</text:p>
          </table:table-cell>
          <table:table-cell office:value-type="float" office:value="150" calcext:value-type="float">
            <text:p>150</text:p>
          </table:table-cell>
          <table:table-cell office:value-type="float" office:value="1.404314" calcext:value-type="float">
            <text:p>1.404314</text:p>
          </table:table-cell>
          <table:table-cell office:value-type="float" office:value="1.389176" calcext:value-type="float">
            <text:p>1.389176</text:p>
          </table:table-cell>
          <table:table-cell office:value-type="float" office:value="1.345015" calcext:value-type="float">
            <text:p>1.345015</text:p>
          </table:table-cell>
          <table:table-cell office:value-type="float" office:value="1.371394" calcext:value-type="float">
            <text:p>1.371394</text:p>
          </table:table-cell>
          <table:table-cell office:value-type="float" office:value="1.447945" calcext:value-type="float">
            <text:p>1.447945</text:p>
          </table:table-cell>
          <table:table-cell office:value-type="float" office:value="1.418682" calcext:value-type="float">
            <text:p>1.418682</text:p>
          </table:table-cell>
          <table:table-cell office:value-type="float" office:value="1.367363" calcext:value-type="float">
            <text:p>1.367363</text:p>
          </table:table-cell>
          <table:table-cell office:value-type="float" office:value="1.415464" calcext:value-type="float">
            <text:p>1.415464</text:p>
          </table:table-cell>
          <table:table-cell office:value-type="float" office:value="1.34114" calcext:value-type="float">
            <text:p>1.34114</text:p>
          </table:table-cell>
          <table:table-cell office:value-type="float" office:value="1.437943" calcext:value-type="float">
            <text:p>1.437943</text:p>
          </table:table-cell>
          <table:table-cell office:value-type="float" office:value="1.462552" calcext:value-type="float">
            <text:p>1.462552</text:p>
          </table:table-cell>
          <table:table-cell office:value-type="float" office:value="1.355412" calcext:value-type="float">
            <text:p>1.355412</text:p>
          </table:table-cell>
          <table:table-cell office:value-type="float" office:value="1.462391" calcext:value-type="float">
            <text:p>1.462391</text:p>
          </table:table-cell>
          <table:table-cell office:value-type="float" office:value="1.42111" calcext:value-type="float">
            <text:p>1.42111</text:p>
          </table:table-cell>
          <table:table-cell office:value-type="float" office:value="1.444418" calcext:value-type="float">
            <text:p>1.444418</text:p>
          </table:table-cell>
          <table:table-cell office:value-type="float" office:value="1.372868" calcext:value-type="float">
            <text:p>1.372868</text:p>
          </table:table-cell>
          <table:table-cell office:value-type="float" office:value="1.33949" calcext:value-type="float">
            <text:p>1.33949</text:p>
          </table:table-cell>
          <table:table-cell office:value-type="float" office:value="1.430562" calcext:value-type="float">
            <text:p>1.430562</text:p>
          </table:table-cell>
          <table:table-cell office:value-type="float" office:value="1.370409" calcext:value-type="float">
            <text:p>1.370409</text:p>
          </table:table-cell>
          <table:table-cell office:value-type="float" office:value="1.366347" calcext:value-type="float">
            <text:p>1.366347</text:p>
          </table:table-cell>
          <table:table-cell table:formula="of:=AVERAGE([.C8:.V8])" office:value-type="float" office:value="1.39819975" calcext:value-type="float">
            <text:p>1.39819975</text:p>
          </table:table-cell>
          <table:table-cell table:formula="of:=STDEV([.C8:.V8])" office:value-type="float" office:value="0.0412442584876655" calcext:value-type="float">
            <text:p>0.0412442585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iht_mic_par</text:p>
          </table:table-cell>
          <table:table-cell office:value-type="float" office:value="180" calcext:value-type="float">
            <text:p>180</text:p>
          </table:table-cell>
          <table:table-cell office:value-type="float" office:value="1.176869" calcext:value-type="float">
            <text:p>1.176869</text:p>
          </table:table-cell>
          <table:table-cell office:value-type="float" office:value="1.225509" calcext:value-type="float">
            <text:p>1.225509</text:p>
          </table:table-cell>
          <table:table-cell office:value-type="float" office:value="1.239737" calcext:value-type="float">
            <text:p>1.239737</text:p>
          </table:table-cell>
          <table:table-cell office:value-type="float" office:value="1.179325" calcext:value-type="float">
            <text:p>1.179325</text:p>
          </table:table-cell>
          <table:table-cell office:value-type="float" office:value="1.206938" calcext:value-type="float">
            <text:p>1.206938</text:p>
          </table:table-cell>
          <table:table-cell office:value-type="float" office:value="1.184161" calcext:value-type="float">
            <text:p>1.184161</text:p>
          </table:table-cell>
          <table:table-cell office:value-type="float" office:value="1.187406" calcext:value-type="float">
            <text:p>1.187406</text:p>
          </table:table-cell>
          <table:table-cell office:value-type="float" office:value="1.195561" calcext:value-type="float">
            <text:p>1.195561</text:p>
          </table:table-cell>
          <table:table-cell office:value-type="float" office:value="1.249672" calcext:value-type="float">
            <text:p>1.249672</text:p>
          </table:table-cell>
          <table:table-cell office:value-type="float" office:value="1.27508" calcext:value-type="float">
            <text:p>1.27508</text:p>
          </table:table-cell>
          <table:table-cell office:value-type="float" office:value="1.235517" calcext:value-type="float">
            <text:p>1.235517</text:p>
          </table:table-cell>
          <table:table-cell office:value-type="float" office:value="1.175922" calcext:value-type="float">
            <text:p>1.175922</text:p>
          </table:table-cell>
          <table:table-cell office:value-type="float" office:value="1.273768" calcext:value-type="float">
            <text:p>1.273768</text:p>
          </table:table-cell>
          <table:table-cell office:value-type="float" office:value="1.274868" calcext:value-type="float">
            <text:p>1.274868</text:p>
          </table:table-cell>
          <table:table-cell office:value-type="float" office:value="1.272663" calcext:value-type="float">
            <text:p>1.272663</text:p>
          </table:table-cell>
          <table:table-cell office:value-type="float" office:value="1.165584" calcext:value-type="float">
            <text:p>1.165584</text:p>
          </table:table-cell>
          <table:table-cell office:value-type="float" office:value="1.203333" calcext:value-type="float">
            <text:p>1.203333</text:p>
          </table:table-cell>
          <table:table-cell office:value-type="float" office:value="1.169135" calcext:value-type="float">
            <text:p>1.169135</text:p>
          </table:table-cell>
          <table:table-cell office:value-type="float" office:value="1.215341" calcext:value-type="float">
            <text:p>1.215341</text:p>
          </table:table-cell>
          <table:table-cell office:value-type="float" office:value="1.273354" calcext:value-type="float">
            <text:p>1.273354</text:p>
          </table:table-cell>
          <table:table-cell table:formula="of:=AVERAGE([.C9:.V9])" office:value-type="float" office:value="1.21898715" calcext:value-type="float">
            <text:p>1.21898715</text:p>
          </table:table-cell>
          <table:table-cell table:formula="of:=STDEV([.C9:.V9])" office:value-type="float" office:value="0.0400631508053223" calcext:value-type="float">
            <text:p>0.0400631508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iht_mic_par</text:p>
          </table:table-cell>
          <table:table-cell office:value-type="float" office:value="210" calcext:value-type="float">
            <text:p>210</text:p>
          </table:table-cell>
          <table:table-cell office:value-type="float" office:value="1.068691" calcext:value-type="float">
            <text:p>1.068691</text:p>
          </table:table-cell>
          <table:table-cell office:value-type="float" office:value="1.107237" calcext:value-type="float">
            <text:p>1.107237</text:p>
          </table:table-cell>
          <table:table-cell office:value-type="float" office:value="1.062252" calcext:value-type="float">
            <text:p>1.062252</text:p>
          </table:table-cell>
          <table:table-cell office:value-type="float" office:value="1.068369" calcext:value-type="float">
            <text:p>1.068369</text:p>
          </table:table-cell>
          <table:table-cell office:value-type="float" office:value="1.086501" calcext:value-type="float">
            <text:p>1.086501</text:p>
          </table:table-cell>
          <table:table-cell office:value-type="float" office:value="1.119306" calcext:value-type="float">
            <text:p>1.119306</text:p>
          </table:table-cell>
          <table:table-cell office:value-type="float" office:value="1.11443" calcext:value-type="float">
            <text:p>1.11443</text:p>
          </table:table-cell>
          <table:table-cell office:value-type="float" office:value="1.132646" calcext:value-type="float">
            <text:p>1.132646</text:p>
          </table:table-cell>
          <table:table-cell office:value-type="float" office:value="1.141897" calcext:value-type="float">
            <text:p>1.141897</text:p>
          </table:table-cell>
          <table:table-cell office:value-type="float" office:value="1.117965" calcext:value-type="float">
            <text:p>1.117965</text:p>
          </table:table-cell>
          <table:table-cell office:value-type="float" office:value="1.143042" calcext:value-type="float">
            <text:p>1.143042</text:p>
          </table:table-cell>
          <table:table-cell office:value-type="float" office:value="1.138049" calcext:value-type="float">
            <text:p>1.138049</text:p>
          </table:table-cell>
          <table:table-cell office:value-type="float" office:value="1.140617" calcext:value-type="float">
            <text:p>1.140617</text:p>
          </table:table-cell>
          <table:table-cell office:value-type="float" office:value="1.128453" calcext:value-type="float">
            <text:p>1.128453</text:p>
          </table:table-cell>
          <table:table-cell office:value-type="float" office:value="1.056526" calcext:value-type="float">
            <text:p>1.056526</text:p>
          </table:table-cell>
          <table:table-cell office:value-type="float" office:value="1.141516" calcext:value-type="float">
            <text:p>1.141516</text:p>
          </table:table-cell>
          <table:table-cell office:value-type="float" office:value="1.14681" calcext:value-type="float">
            <text:p>1.14681</text:p>
          </table:table-cell>
          <table:table-cell office:value-type="float" office:value="1.058028" calcext:value-type="float">
            <text:p>1.058028</text:p>
          </table:table-cell>
          <table:table-cell office:value-type="float" office:value="1.098122" calcext:value-type="float">
            <text:p>1.098122</text:p>
          </table:table-cell>
          <table:table-cell office:value-type="float" office:value="1.152147" calcext:value-type="float">
            <text:p>1.152147</text:p>
          </table:table-cell>
          <table:table-cell table:formula="of:=AVERAGE([.C10:.V10])" office:value-type="float" office:value="1.1111302" calcext:value-type="float">
            <text:p>1.1111302</text:p>
          </table:table-cell>
          <table:table-cell table:formula="of:=STDEV([.C10:.V10])" office:value-type="float" office:value="0.0331950736145242" calcext:value-type="float">
            <text:p>0.0331950736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iht_mic_par</text:p>
          </table:table-cell>
          <table:table-cell office:value-type="float" office:value="240" calcext:value-type="float">
            <text:p>240</text:p>
          </table:table-cell>
          <table:table-cell office:value-type="float" office:value="1.034723" calcext:value-type="float">
            <text:p>1.034723</text:p>
          </table:table-cell>
          <table:table-cell office:value-type="float" office:value="1.015632" calcext:value-type="float">
            <text:p>1.015632</text:p>
          </table:table-cell>
          <table:table-cell office:value-type="float" office:value="1.047576" calcext:value-type="float">
            <text:p>1.047576</text:p>
          </table:table-cell>
          <table:table-cell office:value-type="float" office:value="1.030486" calcext:value-type="float">
            <text:p>1.030486</text:p>
          </table:table-cell>
          <table:table-cell office:value-type="float" office:value="1.05246" calcext:value-type="float">
            <text:p>1.05246</text:p>
          </table:table-cell>
          <table:table-cell office:value-type="float" office:value="1.036523" calcext:value-type="float">
            <text:p>1.036523</text:p>
          </table:table-cell>
          <table:table-cell office:value-type="float" office:value="1.039099" calcext:value-type="float">
            <text:p>1.039099</text:p>
          </table:table-cell>
          <table:table-cell office:value-type="float" office:value="1.030246" calcext:value-type="float">
            <text:p>1.030246</text:p>
          </table:table-cell>
          <table:table-cell office:value-type="float" office:value="0.987755" calcext:value-type="float">
            <text:p>0.987755</text:p>
          </table:table-cell>
          <table:table-cell office:value-type="float" office:value="0.993473" calcext:value-type="float">
            <text:p>0.993473</text:p>
          </table:table-cell>
          <table:table-cell office:value-type="float" office:value="0.988475" calcext:value-type="float">
            <text:p>0.988475</text:p>
          </table:table-cell>
          <table:table-cell office:value-type="float" office:value="0.982389" calcext:value-type="float">
            <text:p>0.982389</text:p>
          </table:table-cell>
          <table:table-cell office:value-type="float" office:value="1.02928" calcext:value-type="float">
            <text:p>1.02928</text:p>
          </table:table-cell>
          <table:table-cell office:value-type="float" office:value="1.014537" calcext:value-type="float">
            <text:p>1.014537</text:p>
          </table:table-cell>
          <table:table-cell office:value-type="float" office:value="1.042403" calcext:value-type="float">
            <text:p>1.042403</text:p>
          </table:table-cell>
          <table:table-cell office:value-type="float" office:value="1.050149" calcext:value-type="float">
            <text:p>1.050149</text:p>
          </table:table-cell>
          <table:table-cell office:value-type="float" office:value="1.042893" calcext:value-type="float">
            <text:p>1.042893</text:p>
          </table:table-cell>
          <table:table-cell office:value-type="float" office:value="1.05209" calcext:value-type="float">
            <text:p>1.05209</text:p>
          </table:table-cell>
          <table:table-cell office:value-type="float" office:value="1.054587" calcext:value-type="float">
            <text:p>1.054587</text:p>
          </table:table-cell>
          <table:table-cell office:value-type="float" office:value="1.024227" calcext:value-type="float">
            <text:p>1.024227</text:p>
          </table:table-cell>
          <table:table-cell table:formula="of:=AVERAGE([.C11:.V11])" office:value-type="float" office:value="1.02745015" calcext:value-type="float">
            <text:p>1.02745015</text:p>
          </table:table-cell>
          <table:table-cell table:formula="of:=STDEV([.C11:.V11])" office:value-type="float" office:value="0.0232143292823408" calcext:value-type="float">
            <text:p>0.0232143293</text:p>
          </table:table-cell>
          <table:table-cell table:number-columns-repeated="100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miht</text:p>
          </table:table-cell>
          <table:table-cell office:value-type="float" office:value="1" calcext:value-type="float">
            <text:p>1</text:p>
          </table:table-cell>
          <table:table-cell office:value-type="float" office:value="3.167701" calcext:value-type="float">
            <text:p>3.167701</text:p>
          </table:table-cell>
          <table:table-cell office:value-type="float" office:value="3.163427" calcext:value-type="float">
            <text:p>3.163427</text:p>
          </table:table-cell>
          <table:table-cell office:value-type="float" office:value="3.170029" calcext:value-type="float">
            <text:p>3.170029</text:p>
          </table:table-cell>
          <table:table-cell office:value-type="float" office:value="3.170417" calcext:value-type="float">
            <text:p>3.170417</text:p>
          </table:table-cell>
          <table:table-cell office:value-type="float" office:value="3.164679" calcext:value-type="float">
            <text:p>3.164679</text:p>
          </table:table-cell>
          <table:table-cell office:value-type="float" office:value="3.169875" calcext:value-type="float">
            <text:p>3.169875</text:p>
          </table:table-cell>
          <table:table-cell office:value-type="float" office:value="3.166717" calcext:value-type="float">
            <text:p>3.166717</text:p>
          </table:table-cell>
          <table:table-cell office:value-type="float" office:value="3.169089" calcext:value-type="float">
            <text:p>3.169089</text:p>
          </table:table-cell>
          <table:table-cell office:value-type="float" office:value="3.164729" calcext:value-type="float">
            <text:p>3.164729</text:p>
          </table:table-cell>
          <table:table-cell office:value-type="float" office:value="3.163924" calcext:value-type="float">
            <text:p>3.163924</text:p>
          </table:table-cell>
          <table:table-cell office:value-type="float" office:value="3.194134" calcext:value-type="float">
            <text:p>3.194134</text:p>
          </table:table-cell>
          <table:table-cell office:value-type="float" office:value="3.168454" calcext:value-type="float">
            <text:p>3.168454</text:p>
          </table:table-cell>
          <table:table-cell office:value-type="float" office:value="3.166308" calcext:value-type="float">
            <text:p>3.166308</text:p>
          </table:table-cell>
          <table:table-cell office:value-type="float" office:value="3.166778" calcext:value-type="float">
            <text:p>3.166778</text:p>
          </table:table-cell>
          <table:table-cell office:value-type="float" office:value="3.168813" calcext:value-type="float">
            <text:p>3.168813</text:p>
          </table:table-cell>
          <table:table-cell office:value-type="float" office:value="3.16676" calcext:value-type="float">
            <text:p>3.16676</text:p>
          </table:table-cell>
          <table:table-cell office:value-type="float" office:value="3.168257" calcext:value-type="float">
            <text:p>3.168257</text:p>
          </table:table-cell>
          <table:table-cell office:value-type="float" office:value="3.175154" calcext:value-type="float">
            <text:p>3.175154</text:p>
          </table:table-cell>
          <table:table-cell office:value-type="float" office:value="3.15695" calcext:value-type="float">
            <text:p>3.15695</text:p>
          </table:table-cell>
          <table:table-cell office:value-type="float" office:value="3.170216" calcext:value-type="float">
            <text:p>3.170216</text:p>
          </table:table-cell>
          <table:table-cell table:formula="of:=AVERAGE([.C13:.V13])" office:value-type="float" office:value="3.16862055" calcext:value-type="float">
            <text:p>3.16862055</text:p>
          </table:table-cell>
          <table:table-cell table:formula="of:=STDEV([.C13:.V13])" office:value-type="float" office:value="0.00701860091377491" calcext:value-type="float">
            <text:p>0.0070186009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iht_par</text:p>
          </table:table-cell>
          <table:table-cell office:value-type="float" office:value="2" calcext:value-type="float">
            <text:p>2</text:p>
          </table:table-cell>
          <table:table-cell office:value-type="float" office:value="2.459965" calcext:value-type="float">
            <text:p>2.459965</text:p>
          </table:table-cell>
          <table:table-cell office:value-type="float" office:value="2.486696" calcext:value-type="float">
            <text:p>2.486696</text:p>
          </table:table-cell>
          <table:table-cell office:value-type="float" office:value="2.503454" calcext:value-type="float">
            <text:p>2.503454</text:p>
          </table:table-cell>
          <table:table-cell office:value-type="float" office:value="2.455853" calcext:value-type="float">
            <text:p>2.455853</text:p>
          </table:table-cell>
          <table:table-cell office:value-type="float" office:value="2.480768" calcext:value-type="float">
            <text:p>2.480768</text:p>
          </table:table-cell>
          <table:table-cell office:value-type="float" office:value="2.462173" calcext:value-type="float">
            <text:p>2.462173</text:p>
          </table:table-cell>
          <table:table-cell office:value-type="float" office:value="2.507954" calcext:value-type="float">
            <text:p>2.507954</text:p>
          </table:table-cell>
          <table:table-cell office:value-type="float" office:value="2.493147" calcext:value-type="float">
            <text:p>2.493147</text:p>
          </table:table-cell>
          <table:table-cell office:value-type="float" office:value="2.501342" calcext:value-type="float">
            <text:p>2.501342</text:p>
          </table:table-cell>
          <table:table-cell office:value-type="float" office:value="2.465235" calcext:value-type="float">
            <text:p>2.465235</text:p>
          </table:table-cell>
          <table:table-cell office:value-type="float" office:value="2.490645" calcext:value-type="float">
            <text:p>2.490645</text:p>
          </table:table-cell>
          <table:table-cell office:value-type="float" office:value="2.454638" calcext:value-type="float">
            <text:p>2.454638</text:p>
          </table:table-cell>
          <table:table-cell office:value-type="float" office:value="2.484421" calcext:value-type="float">
            <text:p>2.484421</text:p>
          </table:table-cell>
          <table:table-cell office:value-type="float" office:value="2.483466" calcext:value-type="float">
            <text:p>2.483466</text:p>
          </table:table-cell>
          <table:table-cell office:value-type="float" office:value="2.48529" calcext:value-type="float">
            <text:p>2.48529</text:p>
          </table:table-cell>
          <table:table-cell office:value-type="float" office:value="2.490787" calcext:value-type="float">
            <text:p>2.490787</text:p>
          </table:table-cell>
          <table:table-cell office:value-type="float" office:value="2.500584" calcext:value-type="float">
            <text:p>2.500584</text:p>
          </table:table-cell>
          <table:table-cell office:value-type="float" office:value="2.482244" calcext:value-type="float">
            <text:p>2.482244</text:p>
          </table:table-cell>
          <table:table-cell office:value-type="float" office:value="2.494419" calcext:value-type="float">
            <text:p>2.494419</text:p>
          </table:table-cell>
          <table:table-cell office:value-type="float" office:value="2.503888" calcext:value-type="float">
            <text:p>2.503888</text:p>
          </table:table-cell>
          <table:table-cell table:formula="of:=AVERAGE([.C14:.V14])" office:value-type="float" office:value="2.48434845" calcext:value-type="float">
            <text:p>2.48434845</text:p>
          </table:table-cell>
          <table:table-cell table:formula="of:=STDEV([.C14:.V14])" office:value-type="float" office:value="0.0166813831260291" calcext:value-type="float">
            <text:p>0.0166813831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iht_par</text:p>
          </table:table-cell>
          <table:table-cell office:value-type="float" office:value="4" calcext:value-type="float">
            <text:p>4</text:p>
          </table:table-cell>
          <table:table-cell office:value-type="float" office:value="1.328686" calcext:value-type="float">
            <text:p>1.328686</text:p>
          </table:table-cell>
          <table:table-cell office:value-type="float" office:value="1.311234" calcext:value-type="float">
            <text:p>1.311234</text:p>
          </table:table-cell>
          <table:table-cell office:value-type="float" office:value="1.315217" calcext:value-type="float">
            <text:p>1.315217</text:p>
          </table:table-cell>
          <table:table-cell office:value-type="float" office:value="1.340651" calcext:value-type="float">
            <text:p>1.340651</text:p>
          </table:table-cell>
          <table:table-cell office:value-type="float" office:value="1.31078" calcext:value-type="float">
            <text:p>1.31078</text:p>
          </table:table-cell>
          <table:table-cell office:value-type="float" office:value="1.310311" calcext:value-type="float">
            <text:p>1.310311</text:p>
          </table:table-cell>
          <table:table-cell office:value-type="float" office:value="1.324629" calcext:value-type="float">
            <text:p>1.324629</text:p>
          </table:table-cell>
          <table:table-cell office:value-type="float" office:value="1.338117" calcext:value-type="float">
            <text:p>1.338117</text:p>
          </table:table-cell>
          <table:table-cell office:value-type="float" office:value="1.332005" calcext:value-type="float">
            <text:p>1.332005</text:p>
          </table:table-cell>
          <table:table-cell office:value-type="float" office:value="1.333475" calcext:value-type="float">
            <text:p>1.333475</text:p>
          </table:table-cell>
          <table:table-cell office:value-type="float" office:value="1.319067" calcext:value-type="float">
            <text:p>1.319067</text:p>
          </table:table-cell>
          <table:table-cell office:value-type="float" office:value="1.320844" calcext:value-type="float">
            <text:p>1.320844</text:p>
          </table:table-cell>
          <table:table-cell office:value-type="float" office:value="1.332334" calcext:value-type="float">
            <text:p>1.332334</text:p>
          </table:table-cell>
          <table:table-cell office:value-type="float" office:value="1.326709" calcext:value-type="float">
            <text:p>1.326709</text:p>
          </table:table-cell>
          <table:table-cell office:value-type="float" office:value="1.301783" calcext:value-type="float">
            <text:p>1.301783</text:p>
          </table:table-cell>
          <table:table-cell office:value-type="float" office:value="1.319364" calcext:value-type="float">
            <text:p>1.319364</text:p>
          </table:table-cell>
          <table:table-cell office:value-type="float" office:value="1.322562" calcext:value-type="float">
            <text:p>1.322562</text:p>
          </table:table-cell>
          <table:table-cell office:value-type="float" office:value="1.308046" calcext:value-type="float">
            <text:p>1.308046</text:p>
          </table:table-cell>
          <table:table-cell office:value-type="float" office:value="1.320789" calcext:value-type="float">
            <text:p>1.320789</text:p>
          </table:table-cell>
          <table:table-cell office:value-type="float" office:value="1.301852" calcext:value-type="float">
            <text:p>1.301852</text:p>
          </table:table-cell>
          <table:table-cell table:formula="of:=AVERAGE([.C15:.V15])" office:value-type="float" office:value="1.32092275" calcext:value-type="float">
            <text:p>1.32092275</text:p>
          </table:table-cell>
          <table:table-cell table:formula="of:=STDEV([.C15:.V15])" office:value-type="float" office:value="0.0113537705857199" calcext:value-type="float">
            <text:p>0.0113537706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iht_par</text:p>
          </table:table-cell>
          <table:table-cell office:value-type="float" office:value="8" calcext:value-type="float">
            <text:p>8</text:p>
          </table:table-cell>
          <table:table-cell office:value-type="float" office:value="1.406018" calcext:value-type="float">
            <text:p>1.406018</text:p>
          </table:table-cell>
          <table:table-cell office:value-type="float" office:value="1.424867" calcext:value-type="float">
            <text:p>1.424867</text:p>
          </table:table-cell>
          <table:table-cell office:value-type="float" office:value="1.532003" calcext:value-type="float">
            <text:p>1.532003</text:p>
          </table:table-cell>
          <table:table-cell office:value-type="float" office:value="1.446831" calcext:value-type="float">
            <text:p>1.446831</text:p>
          </table:table-cell>
          <table:table-cell office:value-type="float" office:value="1.199607" calcext:value-type="float">
            <text:p>1.199607</text:p>
          </table:table-cell>
          <table:table-cell office:value-type="float" office:value="1.819915" calcext:value-type="float">
            <text:p>1.819915</text:p>
          </table:table-cell>
          <table:table-cell office:value-type="float" office:value="1.42511" calcext:value-type="float">
            <text:p>1.42511</text:p>
          </table:table-cell>
          <table:table-cell office:value-type="float" office:value="1.844341" calcext:value-type="float">
            <text:p>1.844341</text:p>
          </table:table-cell>
          <table:table-cell office:value-type="float" office:value="0.794287" calcext:value-type="float">
            <text:p>0.794287</text:p>
          </table:table-cell>
          <table:table-cell office:value-type="float" office:value="1.846009" calcext:value-type="float">
            <text:p>1.846009</text:p>
          </table:table-cell>
          <table:table-cell office:value-type="float" office:value="1.849951" calcext:value-type="float">
            <text:p>1.849951</text:p>
          </table:table-cell>
          <table:table-cell office:value-type="float" office:value="1.375514" calcext:value-type="float">
            <text:p>1.375514</text:p>
          </table:table-cell>
          <table:table-cell office:value-type="float" office:value="1.500911" calcext:value-type="float">
            <text:p>1.500911</text:p>
          </table:table-cell>
          <table:table-cell office:value-type="float" office:value="1.38411" calcext:value-type="float">
            <text:p>1.38411</text:p>
          </table:table-cell>
          <table:table-cell office:value-type="float" office:value="1.436664" calcext:value-type="float">
            <text:p>1.436664</text:p>
          </table:table-cell>
          <table:table-cell office:value-type="float" office:value="1.4503" calcext:value-type="float">
            <text:p>1.4503</text:p>
          </table:table-cell>
          <table:table-cell office:value-type="float" office:value="0.964943" calcext:value-type="float">
            <text:p>0.964943</text:p>
          </table:table-cell>
          <table:table-cell office:value-type="float" office:value="1.459773" calcext:value-type="float">
            <text:p>1.459773</text:p>
          </table:table-cell>
          <table:table-cell office:value-type="float" office:value="1.083584" calcext:value-type="float">
            <text:p>1.083584</text:p>
          </table:table-cell>
          <table:table-cell office:value-type="float" office:value="1.395134" calcext:value-type="float">
            <text:p>1.395134</text:p>
          </table:table-cell>
          <table:table-cell table:formula="of:=AVERAGE([.C16:.V16])" office:value-type="float" office:value="1.4319936" calcext:value-type="float">
            <text:p>1.4319936</text:p>
          </table:table-cell>
          <table:table-cell table:formula="of:=STDEV([.C16:.V16])" office:value-type="float" office:value="0.280086816387987" calcext:value-type="float">
            <text:p>0.2800868164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iht_par</text:p>
          </table:table-cell>
          <table:table-cell office:value-type="float" office:value="16" calcext:value-type="float">
            <text:p>16</text:p>
          </table:table-cell>
          <table:table-cell office:value-type="float" office:value="1.433678" calcext:value-type="float">
            <text:p>1.433678</text:p>
          </table:table-cell>
          <table:table-cell office:value-type="float" office:value="1.594447" calcext:value-type="float">
            <text:p>1.594447</text:p>
          </table:table-cell>
          <table:table-cell office:value-type="float" office:value="1.190764" calcext:value-type="float">
            <text:p>1.190764</text:p>
          </table:table-cell>
          <table:table-cell office:value-type="float" office:value="1.489963" calcext:value-type="float">
            <text:p>1.489963</text:p>
          </table:table-cell>
          <table:table-cell office:value-type="float" office:value="1.532342" calcext:value-type="float">
            <text:p>1.532342</text:p>
          </table:table-cell>
          <table:table-cell office:value-type="float" office:value="1.513178" calcext:value-type="float">
            <text:p>1.513178</text:p>
          </table:table-cell>
          <table:table-cell office:value-type="float" office:value="1.588274" calcext:value-type="float">
            <text:p>1.588274</text:p>
          </table:table-cell>
          <table:table-cell office:value-type="float" office:value="1.437722" calcext:value-type="float">
            <text:p>1.437722</text:p>
          </table:table-cell>
          <table:table-cell office:value-type="float" office:value="1.494033" calcext:value-type="float">
            <text:p>1.494033</text:p>
          </table:table-cell>
          <table:table-cell office:value-type="float" office:value="1.424164" calcext:value-type="float">
            <text:p>1.424164</text:p>
          </table:table-cell>
          <table:table-cell office:value-type="float" office:value="1.461628" calcext:value-type="float">
            <text:p>1.461628</text:p>
          </table:table-cell>
          <table:table-cell office:value-type="float" office:value="1.51696" calcext:value-type="float">
            <text:p>1.51696</text:p>
          </table:table-cell>
          <table:table-cell office:value-type="float" office:value="1.551402" calcext:value-type="float">
            <text:p>1.551402</text:p>
          </table:table-cell>
          <table:table-cell office:value-type="float" office:value="1.587286" calcext:value-type="float">
            <text:p>1.587286</text:p>
          </table:table-cell>
          <table:table-cell office:value-type="float" office:value="1.245276" calcext:value-type="float">
            <text:p>1.245276</text:p>
          </table:table-cell>
          <table:table-cell office:value-type="float" office:value="1.602094" calcext:value-type="float">
            <text:p>1.602094</text:p>
          </table:table-cell>
          <table:table-cell office:value-type="float" office:value="1.712001" calcext:value-type="float">
            <text:p>1.712001</text:p>
          </table:table-cell>
          <table:table-cell office:value-type="float" office:value="1.863623" calcext:value-type="float">
            <text:p>1.863623</text:p>
          </table:table-cell>
          <table:table-cell office:value-type="float" office:value="1.390885" calcext:value-type="float">
            <text:p>1.390885</text:p>
          </table:table-cell>
          <table:table-cell office:value-type="float" office:value="1.685707" calcext:value-type="float">
            <text:p>1.685707</text:p>
          </table:table-cell>
          <table:table-cell table:formula="of:=AVERAGE([.C17:.V17])" office:value-type="float" office:value="1.51577135" calcext:value-type="float">
            <text:p>1.51577135</text:p>
          </table:table-cell>
          <table:table-cell table:formula="of:=STDEV([.C17:.V17])" office:value-type="float" office:value="0.151072802863309" calcext:value-type="float">
            <text:p>0.1510728029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iht_par</text:p>
          </table:table-cell>
          <table:table-cell office:value-type="float" office:value="24" calcext:value-type="float">
            <text:p>24</text:p>
          </table:table-cell>
          <table:table-cell office:value-type="float" office:value="1.256544" calcext:value-type="float">
            <text:p>1.256544</text:p>
          </table:table-cell>
          <table:table-cell office:value-type="float" office:value="1.272929" calcext:value-type="float">
            <text:p>1.272929</text:p>
          </table:table-cell>
          <table:table-cell office:value-type="float" office:value="1.278567" calcext:value-type="float">
            <text:p>1.278567</text:p>
          </table:table-cell>
          <table:table-cell office:value-type="float" office:value="1.265571" calcext:value-type="float">
            <text:p>1.265571</text:p>
          </table:table-cell>
          <table:table-cell office:value-type="float" office:value="1.200245" calcext:value-type="float">
            <text:p>1.200245</text:p>
          </table:table-cell>
          <table:table-cell office:value-type="float" office:value="1.295116" calcext:value-type="float">
            <text:p>1.295116</text:p>
          </table:table-cell>
          <table:table-cell office:value-type="float" office:value="1.261289" calcext:value-type="float">
            <text:p>1.261289</text:p>
          </table:table-cell>
          <table:table-cell office:value-type="float" office:value="1.247292" calcext:value-type="float">
            <text:p>1.247292</text:p>
          </table:table-cell>
          <table:table-cell office:value-type="float" office:value="1.301275" calcext:value-type="float">
            <text:p>1.301275</text:p>
          </table:table-cell>
          <table:table-cell office:value-type="float" office:value="1.311652" calcext:value-type="float">
            <text:p>1.311652</text:p>
          </table:table-cell>
          <table:table-cell office:value-type="float" office:value="1.286891" calcext:value-type="float">
            <text:p>1.286891</text:p>
          </table:table-cell>
          <table:table-cell office:value-type="float" office:value="1.335136" calcext:value-type="float">
            <text:p>1.335136</text:p>
          </table:table-cell>
          <table:table-cell office:value-type="float" office:value="1.257759" calcext:value-type="float">
            <text:p>1.257759</text:p>
          </table:table-cell>
          <table:table-cell office:value-type="float" office:value="1.253103" calcext:value-type="float">
            <text:p>1.253103</text:p>
          </table:table-cell>
          <table:table-cell office:value-type="float" office:value="1.253881" calcext:value-type="float">
            <text:p>1.253881</text:p>
          </table:table-cell>
          <table:table-cell office:value-type="float" office:value="1.270531" calcext:value-type="float">
            <text:p>1.270531</text:p>
          </table:table-cell>
          <table:table-cell office:value-type="float" office:value="1.251279" calcext:value-type="float">
            <text:p>1.251279</text:p>
          </table:table-cell>
          <table:table-cell office:value-type="float" office:value="1.254044" calcext:value-type="float">
            <text:p>1.254044</text:p>
          </table:table-cell>
          <table:table-cell office:value-type="float" office:value="1.264014" calcext:value-type="float">
            <text:p>1.264014</text:p>
          </table:table-cell>
          <table:table-cell office:value-type="float" office:value="1.239673" calcext:value-type="float">
            <text:p>1.239673</text:p>
          </table:table-cell>
          <table:table-cell table:formula="of:=AVERAGE([.C18:.V18])" office:value-type="float" office:value="1.26783955" calcext:value-type="float">
            <text:p>1.26783955</text:p>
          </table:table-cell>
          <table:table-cell table:formula="of:=STDEV([.C18:.V18])" office:value-type="float" office:value="0.0288138423504636" calcext:value-type="float">
            <text:p>0.0288138424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iht_par</text:p>
          </table:table-cell>
          <table:table-cell office:value-type="float" office:value="32" calcext:value-type="float">
            <text:p>32</text:p>
          </table:table-cell>
          <table:table-cell office:value-type="float" office:value="1.27903" calcext:value-type="float">
            <text:p>1.27903</text:p>
          </table:table-cell>
          <table:table-cell office:value-type="float" office:value="1.321898" calcext:value-type="float">
            <text:p>1.321898</text:p>
          </table:table-cell>
          <table:table-cell office:value-type="float" office:value="1.265104" calcext:value-type="float">
            <text:p>1.265104</text:p>
          </table:table-cell>
          <table:table-cell office:value-type="float" office:value="1.281974" calcext:value-type="float">
            <text:p>1.281974</text:p>
          </table:table-cell>
          <table:table-cell office:value-type="float" office:value="1.268628" calcext:value-type="float">
            <text:p>1.268628</text:p>
          </table:table-cell>
          <table:table-cell office:value-type="float" office:value="1.267856" calcext:value-type="float">
            <text:p>1.267856</text:p>
          </table:table-cell>
          <table:table-cell office:value-type="float" office:value="1.395279" calcext:value-type="float">
            <text:p>1.395279</text:p>
          </table:table-cell>
          <table:table-cell office:value-type="float" office:value="1.260299" calcext:value-type="float">
            <text:p>1.260299</text:p>
          </table:table-cell>
          <table:table-cell office:value-type="float" office:value="1.222887" calcext:value-type="float">
            <text:p>1.222887</text:p>
          </table:table-cell>
          <table:table-cell office:value-type="float" office:value="1.257843" calcext:value-type="float">
            <text:p>1.257843</text:p>
          </table:table-cell>
          <table:table-cell office:value-type="float" office:value="1.288593" calcext:value-type="float">
            <text:p>1.288593</text:p>
          </table:table-cell>
          <table:table-cell office:value-type="float" office:value="1.270513" calcext:value-type="float">
            <text:p>1.270513</text:p>
          </table:table-cell>
          <table:table-cell office:value-type="float" office:value="1.154996" calcext:value-type="float">
            <text:p>1.154996</text:p>
          </table:table-cell>
          <table:table-cell office:value-type="float" office:value="1.450588" calcext:value-type="float">
            <text:p>1.450588</text:p>
          </table:table-cell>
          <table:table-cell office:value-type="float" office:value="1.249993" calcext:value-type="float">
            <text:p>1.249993</text:p>
          </table:table-cell>
          <table:table-cell office:value-type="float" office:value="1.197578" calcext:value-type="float">
            <text:p>1.197578</text:p>
          </table:table-cell>
          <table:table-cell office:value-type="float" office:value="1.277228" calcext:value-type="float">
            <text:p>1.277228</text:p>
          </table:table-cell>
          <table:table-cell office:value-type="float" office:value="1.274428" calcext:value-type="float">
            <text:p>1.274428</text:p>
          </table:table-cell>
          <table:table-cell office:value-type="float" office:value="1.136201" calcext:value-type="float">
            <text:p>1.136201</text:p>
          </table:table-cell>
          <table:table-cell office:value-type="float" office:value="1.208008" calcext:value-type="float">
            <text:p>1.208008</text:p>
          </table:table-cell>
          <table:table-cell table:formula="of:=AVERAGE([.C19:.V19])" office:value-type="float" office:value="1.2664462" calcext:value-type="float">
            <text:p>1.2664462</text:p>
          </table:table-cell>
          <table:table-cell table:formula="of:=STDEV([.C19:.V19])" office:value-type="float" office:value="0.0705238709237033" calcext:value-type="float">
            <text:p>0.0705238709</text:p>
          </table:table-cell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Average Execution Time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# Threads (MIC / CPU)</text:p>
          </table:table-cell>
          <table:table-cell table:style-name="ce4" office:value-type="string" calcext:value-type="string">
            <text:p>1 / 1</text:p>
          </table:table-cell>
          <table:table-cell table:style-name="ce4" office:value-type="string" calcext:value-type="string">
            <text:p>30 / 2</text:p>
          </table:table-cell>
          <table:table-cell table:style-name="ce4" office:value-type="string" calcext:value-type="string">
            <text:p>60 / 4</text:p>
          </table:table-cell>
          <table:table-cell table:style-name="ce4" office:value-type="string" calcext:value-type="string">
            <text:p>90 / 8</text:p>
          </table:table-cell>
          <table:table-cell table:style-name="ce4" office:value-type="string" calcext:value-type="string">
            <text:p>120 / 16</text:p>
          </table:table-cell>
          <table:table-cell table:style-name="ce4" office:value-type="string" calcext:value-type="string">
            <text:p>150 / 24</text:p>
          </table:table-cell>
          <table:table-cell table:style-name="ce4" office:value-type="string" calcext:value-type="string">
            <text:p>180 / 32</text:p>
          </table:table-cell>
          <table:table-cell table:style-name="ce4" office:value-type="string" calcext:value-type="string">
            <text:p>210 / 32</text:p>
          </table:table-cell>
          <table:table-cell table:style-name="ce7" office:value-type="string" calcext:value-type="string">
            <text:p>240 / 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IC</text:p>
          </table:table-cell>
          <table:table-cell office:value-type="float" office:value="25.8457426" calcext:value-type="float">
            <text:p>25.8457426</text:p>
          </table:table-cell>
          <table:table-cell office:value-type="float" office:value="2.97236085" calcext:value-type="float">
            <text:p>2.97236085</text:p>
          </table:table-cell>
          <table:table-cell office:value-type="float" office:value="3.17688595" calcext:value-type="float">
            <text:p>3.17688595</text:p>
          </table:table-cell>
          <table:table-cell office:value-type="float" office:value="2.17333615" calcext:value-type="float">
            <text:p>2.17333615</text:p>
          </table:table-cell>
          <table:table-cell office:value-type="float" office:value="1.6832408" calcext:value-type="float">
            <text:p>1.6832408</text:p>
          </table:table-cell>
          <table:table-cell office:value-type="float" office:value="1.39819975" calcext:value-type="float">
            <text:p>1.39819975</text:p>
          </table:table-cell>
          <table:table-cell office:value-type="float" office:value="1.21898715" calcext:value-type="float">
            <text:p>1.21898715</text:p>
          </table:table-cell>
          <table:table-cell office:value-type="float" office:value="1.1111302" calcext:value-type="float">
            <text:p>1.1111302</text:p>
          </table:table-cell>
          <table:table-cell office:value-type="float" office:value="1.02745015" calcext:value-type="float">
            <text:p>1.0274501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PU</text:p>
          </table:table-cell>
          <table:table-cell office:value-type="float" office:value="3.16862055" calcext:value-type="float">
            <text:p>3.16862055</text:p>
          </table:table-cell>
          <table:table-cell office:value-type="float" office:value="2.48434845" calcext:value-type="float">
            <text:p>2.48434845</text:p>
          </table:table-cell>
          <table:table-cell office:value-type="float" office:value="1.32092275" calcext:value-type="float">
            <text:p>1.32092275</text:p>
          </table:table-cell>
          <table:table-cell office:value-type="float" office:value="1.4319936" calcext:value-type="float">
            <text:p>1.4319936</text:p>
          </table:table-cell>
          <table:table-cell office:value-type="float" office:value="1.51577135" calcext:value-type="float">
            <text:p>1.51577135</text:p>
          </table:table-cell>
          <table:table-cell office:value-type="float" office:value="1.26783955" calcext:value-type="float">
            <text:p>1.26783955</text:p>
          </table:table-cell>
          <table:table-cell table:number-columns-repeated="3" office:value-type="float" office:value="1.2664462" calcext:value-type="float">
            <text:p>1.2664462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Speedup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# Threads (MIC / CPU)</text:p>
          </table:table-cell>
          <table:table-cell table:style-name="ce4" office:value-type="string" calcext:value-type="string">
            <text:p>1 / 1</text:p>
          </table:table-cell>
          <table:table-cell table:style-name="ce4" office:value-type="string" calcext:value-type="string">
            <text:p>30 / 2</text:p>
          </table:table-cell>
          <table:table-cell table:style-name="ce4" office:value-type="string" calcext:value-type="string">
            <text:p>60 / 4</text:p>
          </table:table-cell>
          <table:table-cell table:style-name="ce4" office:value-type="string" calcext:value-type="string">
            <text:p>90 / 8</text:p>
          </table:table-cell>
          <table:table-cell table:style-name="ce4" office:value-type="string" calcext:value-type="string">
            <text:p>120 / 16</text:p>
          </table:table-cell>
          <table:table-cell table:style-name="ce4" office:value-type="string" calcext:value-type="string">
            <text:p>150 / 24</text:p>
          </table:table-cell>
          <table:table-cell table:style-name="ce4" office:value-type="string" calcext:value-type="string">
            <text:p>180 / 32</text:p>
          </table:table-cell>
          <table:table-cell table:style-name="ce4" office:value-type="string" calcext:value-type="string">
            <text:p>210 / 32</text:p>
          </table:table-cell>
          <table:table-cell table:style-name="ce7" office:value-type="string" calcext:value-type="string">
            <text:p>240 / 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IC</text:p>
          </table:table-cell>
          <table:table-cell table:formula="of:=[.$B24]/[.B24]" office:value-type="float" office:value="1" calcext:value-type="float">
            <text:p>1</text:p>
          </table:table-cell>
          <table:table-cell table:formula="of:=[.$B24]/[.C24]" office:value-type="float" office:value="8.69535830415745" calcext:value-type="float">
            <text:p>8.6953583042</text:p>
          </table:table-cell>
          <table:table-cell table:formula="of:=[.$B24]/[.D24]" office:value-type="float" office:value="8.13555884812296" calcext:value-type="float">
            <text:p>8.1355588481</text:p>
          </table:table-cell>
          <table:table-cell table:formula="of:=[.$B24]/[.E24]" office:value-type="float" office:value="11.8921974403269" calcext:value-type="float">
            <text:p>11.8921974403</text:p>
          </table:table-cell>
          <table:table-cell table:formula="of:=[.$B24]/[.F24]" office:value-type="float" office:value="15.3547505502481" calcext:value-type="float">
            <text:p>15.3547505502</text:p>
          </table:table-cell>
          <table:table-cell table:formula="of:=[.$B24]/[.G24]" office:value-type="float" office:value="18.485014462347" calcext:value-type="float">
            <text:p>18.4850144623</text:p>
          </table:table-cell>
          <table:table-cell table:formula="of:=[.$B24]/[.H24]" office:value-type="float" office:value="21.2026374519206" calcext:value-type="float">
            <text:p>21.2026374519</text:p>
          </table:table-cell>
          <table:table-cell table:formula="of:=[.$B24]/[.I24]" office:value-type="float" office:value="23.2607687199934" calcext:value-type="float">
            <text:p>23.26076872</text:p>
          </table:table-cell>
          <table:table-cell table:formula="of:=[.$B24]/[.J24]" office:value-type="float" office:value="25.1552278229752" calcext:value-type="float">
            <text:p>25.1552278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PU</text:p>
          </table:table-cell>
          <table:table-cell table:formula="of:=[.$B25]/[.B25]" office:value-type="float" office:value="1" calcext:value-type="float">
            <text:p>1</text:p>
          </table:table-cell>
          <table:table-cell table:formula="of:=[.$B25]/[.C25]" office:value-type="float" office:value="1.27543322274297" calcext:value-type="float">
            <text:p>1.2754332227</text:p>
          </table:table-cell>
          <table:table-cell table:formula="of:=[.$B25]/[.D25]" office:value-type="float" office:value="2.39879322995989" calcext:value-type="float">
            <text:p>2.39879323</text:p>
          </table:table-cell>
          <table:table-cell table:formula="of:=[.$B25]/[.E25]" office:value-type="float" office:value="2.21273373707815" calcext:value-type="float">
            <text:p>2.2127337371</text:p>
          </table:table-cell>
          <table:table-cell table:formula="of:=[.$B25]/[.F25]" office:value-type="float" office:value="2.09043438510696" calcext:value-type="float">
            <text:p>2.0904343851</text:p>
          </table:table-cell>
          <table:table-cell table:formula="of:=[.$B25]/[.G25]" office:value-type="float" office:value="2.49922835267286" calcext:value-type="float">
            <text:p>2.4992283527</text:p>
          </table:table-cell>
          <table:table-cell table:formula="of:=[.$B25]/[.H25]" office:value-type="float" office:value="2.5019780153314" calcext:value-type="float">
            <text:p>2.5019780153</text:p>
          </table:table-cell>
          <table:table-cell table:formula="of:=[.$B25]/[.I25]" office:value-type="float" office:value="2.5019780153314" calcext:value-type="float">
            <text:p>2.5019780153</text:p>
          </table:table-cell>
          <table:table-cell table:formula="of:=[.$B25]/[.J25]" office:value-type="float" office:value="2.5019780153314" calcext:value-type="float">
            <text:p>2.5019780153</text:p>
          </table:table-cell>
          <table:table-cell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13"/>
          <table:table-cell table:style-name="ce9"/>
          <table:table-cell table:number-columns-repeated="1010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21"/>
          <table:table-cell table:style-name="ce2" table:number-columns-repeated="100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1"/>
          <table:table-cell table:style-name="ce2" table:number-columns-repeated="1003"/>
        </table:table-row>
        <table:table-row table:style-name="ro1">
          <table:table-cell table:number-columns-repeated="21"/>
          <table:table-cell table:style-name="ce2"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11:25:45.834857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6T11:41:59.343111663</dc:date>
    <meta:generator>LibreOffice/4.2.8.2$Linux_X86_64 LibreOffice_project/420m0$Build-2</meta:generator>
    <meta:editing-duration>PT1H9M35S</meta:editing-duration>
    <meta:editing-cycles>6</meta:editing-cycles>
    <meta:document-statistic meta:table-count="1" meta:cell-count="471" meta:object-count="0"/>
  </office:meta>
</office:document-meta>
</file>